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0240c" officeooo:paragraph-rsid="0010240c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10b05e" officeooo:paragraph-rsid="0010b05e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164ea1" officeooo:paragraph-rsid="00164ea1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normal" officeooo:rsid="0011ecb5" officeooo:paragraph-rsid="0011ecb5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weight="normal" officeooo:rsid="00137d2c" officeooo:paragraph-rsid="00137d2c" style:font-weight-asian="normal" style:font-weight-complex="normal"/>
    </style:style>
    <style:style style:name="T1" style:family="text">
      <style:text-properties officeooo:rsid="0012a1d7"/>
    </style:style>
    <style:style style:name="T2" style:family="text">
      <style:text-properties officeooo:rsid="0012fd79"/>
    </style:style>
    <style:style style:name="T3" style:family="text">
      <style:text-properties officeooo:rsid="00137d2c"/>
    </style:style>
    <style:style style:name="T4" style:family="text">
      <style:text-properties officeooo:rsid="0013c489"/>
    </style:style>
    <style:style style:name="T5" style:family="text">
      <style:text-properties officeooo:rsid="0013fe1e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s &amp; Methods</text:p>
      <text:p text:style-name="P1"/>
      <text:p text:style-name="P3">Dataset of species and traits</text:p>
      <text:p text:style-name="P2"/>
      <text:p text:style-name="P2">Identifying time range where we would hypothesize gains or losses of CCMs</text:p>
      <text:p text:style-name="P4">We used baselin<text:span text:style-name="T2">e</text:span> data <text:span text:style-name="T3">for</text:span> historic CO2 and O2 atmospheric and oceanic concentrations to identify time points around which we would hypothesize gains or losses of this trait. <text:span text:style-name="T1">The phylogenetic tree was calibrated by H. Verbruggen, and hypotheses of time frames for predicted trait state changes were created by C. Stepien to avoid prior phylogenetically-informed time frames of CCM transitions from influencing environmental predictions. </text:span></text:p>
      <text:p text:style-name="P5">The Flordeophyceae Class is estimated to be (1 billion) years old (citation), though some studies place it much younger at 500 million years old (citation). <text:span text:style-name="T4">Historic CO2 and O2 concentration data in the atmosphere and oceans were mined for the past 1 billion years, and areas of large change were identified. </text:span></text:p>
      <text:p text:style-name="P5"/>
      <text:p text:style-name="P5">**<text:span text:style-name="T5">What rule to use for identifying areas of large chang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rtney </meta:initial-creator>
    <meta:creation-date>2016-07-30T17:45:50.881113480</meta:creation-date>
    <dc:date>2016-09-23T14:58:47.082079173</dc:date>
    <dc:creator>Courtney </dc:creator>
    <meta:editing-duration>PT8M47S</meta:editing-duration>
    <meta:editing-cycles>12</meta:editing-cycles>
    <meta:generator>LibreOffice/4.2.8.2$Linux_x86 LibreOffice_project/420m0$Build-2</meta:generator>
    <meta:document-statistic meta:table-count="0" meta:image-count="0" meta:object-count="0" meta:page-count="1" meta:paragraph-count="6" meta:word-count="145" meta:character-count="923" meta:non-whitespace-character-count="782"/>
  </office:meta>
</office:document-meta>
</file>